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2pt" style:font-size-asian="12pt" style:font-size-complex="12pt"/>
    </style:style>
    <style:style style:name="P2" style:family="paragraph" style:parent-style-name="Standard">
      <style:text-properties style:font-name="Liberation Sans" fo:font-size="12pt" officeooo:paragraph-rsid="0009db1b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solid" style:text-underline-width="auto" style:text-underline-color="font-color" fo:font-weight="bold" officeooo:rsid="0009db1b" officeooo:paragraph-rsid="000abb9d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style:font-name="Liberation Sans" fo:font-size="12pt" style:font-size-asian="12pt" style:font-size-complex="12pt"/>
    </style:style>
    <style:style style:name="T1" style:family="text">
      <style:text-properties officeooo:rsid="0009db1b"/>
    </style:style>
    <style:style style:name="T2" style:family="text">
      <style:text-properties fo:font-size="13.5pt"/>
    </style:style>
    <style:style style:name="T3" style:family="text">
      <style:text-properties fo:font-size="13.5pt" officeooo:rsid="0009db1b"/>
    </style:style>
    <style:style style:name="T4" style:family="text">
      <style:text-properties officeooo:rsid="000abb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jercicios de Linux <text:span text:style-name="T4">del </text:span>capítulo 3 </text:p>
      <text:p text:style-name="P1"/>
      <text:p text:style-name="P1">1.<text:tab/>ls *.jpg</text:p>
      <text:p text:style-name="P1"/>
      <text:p text:style-name="P1">2.<text:tab/>ls /usr/bin/j*</text:p>
      <text:p text:style-name="P1"/>
      <text:p text:style-name="P1">3.<text:tab/>ls /usr/bin/k?a*</text:p>
      <text:p text:style-name="P1"/>
      <text:p text:style-name="P1">4.<text:tab/>ls /bin/*n</text:p>
      <text:p text:style-name="P1"/>
      <text:p text:style-name="P1">5.<text:tab/>ls -R /etc</text:p>
      <text:p text:style-name="P1"/>
      <text:p text:style-name="P2">6.<text:tab/>mkdir test </text:p>
      <text:p text:style-name="P2"><text:tab/>cp /bin/gzip test </text:p>
      <text:p text:style-name="P1"><text:tab/>cd test</text:p>
      <text:p text:style-name="P1"><text:tab/>cp gzip gzip2 </text:p>
      <text:p text:style-name="P1"/>
      <text:p text:style-name="P1">7.<text:tab/>cd .. </text:p>
      <text:p text:style-name="P1"><text:tab/>mv test test2 </text:p>
      <text:p text:style-name="P1"><text:tab/>mkdir test3 </text:p>
      <text:p text:style-name="P1"><text:tab/>mv test2/* test3 </text:p>
      <text:p text:style-name="P1"><text:tab/>rmdir test2 </text:p>
      <text:p text:style-name="P1"/>
      <text:p text:style-name="P1">8.<text:tab/>Sí, se puede hacer utilizando la barra invertida <text:span text:style-name="T1">como escape:</text:span></text:p>
      <text:p text:style-name="P1"><text:tab/>touch \*\?Hola\ caracola\?\</text:p>
      <text:p text:style-name="P2"><text:span text:style-name="T1"><text:tab/>No es recomendable usar caracteres extraños ni espacios.</text:span></text:p>
      <text:p text:style-name="P1"/>
      <text:p text:style-name="P1">9.<text:tab/>mkdir multimedia_tests </text:p>
      <text:p text:style-name="P1"><text:tab/>cp -R multimedia/* multimedia_tests</text:p>
      <text:p text:style-name="P1"><text:tab/>cd multimedia /video</text:p>
      <text:p text:style-name="P1"><text:tab/>touch films.txt actors.txt </text:p>
      <text:p text:style-name="P1"><text:span text:style-name="T1"><text:tab/>gedit</text:span> films.txt </text:p>
      <text:p text:style-name="P1"><text:tab/>cd </text:p>
      <text:p text:style-name="P1"><text:tab/>cd multimedia_tests/video</text:p>
      <text:p text:style-name="P1"><text:span text:style-name="T1"><text:tab/>gedit</text:span> films.txt </text:p>
      <text:p text:style-name="P1"><text:tab/>cd </text:p>
      <text:p text:style-name="P1"><text:tab/>cp -Ru multimedia/* multimedia_tests</text:p>
      <text:p text:style-name="P1"/>
      <text:p text:style-name="P1">10.<text:tab/>rm -Ri multimedia/pictures/others</text:p>
      <text:p text:style-name="P1"/>
      <text:p text:style-name="P1">11.<text:tab/>cd multimedia/video</text:p>
      <text:p text:style-name="P1"><text:tab/>mv films.txt ../my_films.txt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7T07:14:02.900000000</dc:date>
    <meta:editing-duration>PT2M49S</meta:editing-duration>
    <meta:editing-cycles>1</meta:editing-cycles>
    <meta:document-statistic meta:table-count="0" meta:image-count="0" meta:object-count="0" meta:page-count="1" meta:paragraph-count="31" meta:word-count="103" meta:character-count="687" meta:non-whitespace-character-count="580"/>
    <meta:generator>LibreOffice/5.2.0.4$Windows_X86_64 LibreOffice_project/066b007f5ebcc236395c7d282ba488bca6720265</meta:generator>
  </office:meta>
</office:document-meta>
</file>